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top="0.1665in" fo:margin-bottom="0.1665in" loext:contextual-spacing="false" fo:line-height="100%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.1665in" fo:margin-bottom="0.1665in" loext:contextual-spacing="false" fo:line-height="100%" fo:text-align="center" style:justify-single-word="false" style:page-number="1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color="#188038" style:font-name="Roboto Mono" style:font-name-asian="Roboto Mono1" style:font-name-complex="Roboto Mono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elecom churn analysis</text:span></text:p>
      <text:p text:style-name="P2"/>
      <text:list xml:id="list575316923" text:style-name="WWNum3">
        <text:list-item>
          <text:p text:style-name="P4"><text:span text:style-name="T2">Dataset Overview</text:span>: 7,043 customer records, with 21 columns including demographics, service usage, account info, and churn status.<text:line-break/></text:p>
        </text:list-item>
        <text:list-item>
          <text:p text:style-name="P7"><text:span text:style-name="T2">Data Cleaning</text:span>: You handled missing values, especially for the <text:span text:style-name="T4">TotalCharges</text:span> column, and ensured correct data types.<text:line-break/></text:p>
        </text:list-item>
        <text:list-item>
          <text:p text:style-name="P7"><text:span text:style-name="T2">Key Charts and Visuals</text:span>:<text:line-break/></text:p>
          <text:list>
            <text:list-item>
              <text:p text:style-name="P11">Churn distribution (how many customers churned vs. stayed)<text:line-break/></text:p>
            </text:list-item>
            <text:list-item>
              <text:p text:style-name="P11">Gender distribution vs churn<text:line-break/></text:p>
            </text:list-item>
            <text:list-item>
              <text:p text:style-name="P11">Senior Citizen impact on churn<text:line-break/></text:p>
            </text:list-item>
            <text:list-item>
              <text:p text:style-name="P11">Contract types and their relationship to churn<text:line-break/></text:p>
            </text:list-item>
            <text:list-item>
              <text:p text:style-name="P11">Monthly Charges and Tenure analysis<text:line-break/></text:p>
            </text:list-item>
            <text:list-item>
              <text:p text:style-name="P11">Internet service types and additional service features like Online Security, Tech Support, etc.<text:line-break/></text:p>
            </text:list-item>
          </text:list>
        </text:list-item>
        <text:list-item>
          <text:p text:style-name="P7"><text:span text:style-name="T2">Insights gathered</text:span>:<text:line-break/></text:p>
          <text:list>
            <text:list-item>
              <text:p text:style-name="P11">Customers with <text:span text:style-name="T2">month-to-month contracts</text:span> churn significantly more.<text:line-break/></text:p>
            </text:list-item>
            <text:list-item>
              <text:p text:style-name="P11">Those using <text:span text:style-name="T2">fiber optic internet</text:span> have a higher churn rate.<text:line-break/></text:p>
            </text:list-item>
            <text:list-item>
              <text:p text:style-name="P11"><text:span text:style-name="T2">Senior citizens</text:span> are slightly more likely to churn.<text:line-break/></text:p>
            </text:list-item>
            <text:list-item>
              <text:p text:style-name="P11">Customers without <text:span text:style-name="T2">tech support</text:span> or <text:span text:style-name="T2">online security</text:span> are more likely to churn.<text:line-break/></text:p>
            </text:list-item>
            <text:list-item>
              <text:p text:style-name="P11">Higher <text:span text:style-name="T2">monthly charges</text:span> correlate with higher churn.<text:line-break/></text:p>
            </text:list-item>
            <text:list-item>
              <text:p text:style-name="P13">Longer <text:span text:style-name="T2">tenure</text:span> customers are less likely to churn.<text:line-break/></text:p>
            </text:list-item>
          </text:list>
        </text:list-item>
      </text:list>
      <text:p text:style-name="Standard"><draw:rect text:anchor-type="as-char" style:rel-width="100%" draw:z-index="0" draw:style-name="gr1" draw:text-style-name="P15" svg:width="0.0012in" svg:height="0.0213in"><text:p/></draw:rect></text:p>
      <text:p text:style-name="P1">This analysis investigates the factors influencing customer churn for a telecom provider, based on a dataset of 7,043 customers. Comprehensive data cleaning was performed to ensure accuracy. Visual analytics and exploratory data analysis revealed several critical insights:</text:p>
      <text:list xml:id="list458931262" text:style-name="WWNum2">
        <text:list-item>
          <text:p text:style-name="P5"><text:span text:style-name="T2">Contract Type</text:span>: Customers on month-to-month contracts show a much higher churn rate compared to those on yearly contracts.<text:line-break/></text:p>
        </text:list-item>
        <text:list-item>
          <text:p text:style-name="P8"><text:span text:style-name="T2">Internet Service</text:span>: Users with fiber optic internet churn more often than those using DSL or having no internet service.<text:line-break/></text:p>
        </text:list-item>
        <text:list-item>
          <text:p text:style-name="P8"><text:span text:style-name="T2">Senior Citizens</text:span>: Senior citizens are slightly more prone to churn compared to non-senior customers.<text:line-break/></text:p>
        </text:list-item>
        <text:list-item>
          <text:p text:style-name="P8"><text:span text:style-name="T2">Service Features</text:span>: Lack of online security, tech support, or device protection correlates with higher churn rates.<text:line-break/></text:p>
        </text:list-item>
        <text:list-item>
          <text:p text:style-name="P8"><text:span text:style-name="T2">Charges and Tenure</text:span>:<text:line-break/></text:p>
          <text:list>
            <text:list-item>
              <text:p text:style-name="P12"><text:soft-page-break/>Customers with <text:span text:style-name="T2">higher monthly charges</text:span> tend to churn more.<text:line-break/></text:p>
            </text:list-item>
            <text:list-item>
              <text:p text:style-name="P12">Customers with <text:span text:style-name="T2">longer tenure</text:span> (more months with the company) are significantly less likely to churn.<text:line-break/></text:p>
            </text:list-item>
          </text:list>
        </text:list-item>
        <text:list-item>
          <text:p text:style-name="P8"><text:span text:style-name="T2">Other Observations</text:span>:<text:line-break/></text:p>
          <text:list>
            <text:list-item>
              <text:p text:style-name="P12">Gender alone does not show a strong influence on churn.<text:line-break/></text:p>
            </text:list-item>
            <text:list-item>
              <text:p text:style-name="P14">Customers opting for paperless billing and electronic payment methods showed higher churn tendencies.<text:line-break/></text:p>
            </text:list-item>
          </text:list>
        </text:list-item>
      </text:list>
      <text:p text:style-name="P1">Effective churn mitigation strategies should focus on:</text:p>
      <text:list xml:id="list1623095789" text:style-name="WWNum1">
        <text:list-item>
          <text:p text:style-name="P6">Incentivizing long-term contracts.<text:line-break/></text:p>
        </text:list-item>
        <text:list-item>
          <text:p text:style-name="P9">Enhancing service offerings, particularly in tech support and security.<text:line-break/></text:p>
        </text:list-item>
        <text:list-item>
          <text:p text:style-name="P10">Providing targeted retention efforts for high monthly charge customers and senior citizens.<text:line-break/></text:p>
        </text:list-item>
      </text:list>
      <text:p text:style-name="P1">This analysis provides a strategic foundation for customer retention initiatives and business growth.</text:p>
      <text:p text:style-name="Standard"><draw:rect text:anchor-type="as-char" style:rel-width="100%" draw:z-index="1" draw:style-name="gr1" draw:text-style-name="P15" svg:width="0.0012in" svg:height="0.0213in"><text:p/></draw:rec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365" meta:character-count="2428" meta:non-whitespace-character-count="2096"/>
    <meta:generator>LibreOfficeDev/6.0.5.2$Linux_X86_64 LibreOffice_project/</meta:generator>
  </office:meta>
</office:document-meta>
</file>